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d7ea" officeooo:paragraph-rsid="001bd7ea"/>
    </style:style>
    <style:style style:name="P2" style:family="paragraph" style:parent-style-name="Standard" style:list-style-name="L1">
      <style:text-properties officeooo:rsid="001d9c26" officeooo:paragraph-rsid="001d9c26"/>
    </style:style>
    <style:style style:name="P3" style:family="paragraph" style:parent-style-name="Standard">
      <style:text-properties officeooo:rsid="001debcf" officeooo:paragraph-rsid="001debcf"/>
    </style:style>
    <style:style style:name="P4" style:family="paragraph" style:parent-style-name="Standard" style:list-style-name="L1">
      <style:text-properties officeooo:rsid="001debcf" officeooo:paragraph-rsid="001debc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bruary 7<text:span text:style-name="T1">th</text:span>, 2023</text:p>
      <text:p text:style-name="P3">KitKat</text:p>
      <text:p text:style-name="P3">4D Fundementals</text:p>
      <text:p text:style-name="P3">Some Art.</text:p>
      <text:p text:style-name="P3"/>
      <text:list xml:id="list196151804" text:style-name="L1">
        <text:list-item>
          <text:p text:style-name="P1">Female Gaze.</text:p>
          <text:list>
            <text:list-item>
              <text:p text:style-name="P1">A women takes care of the house after a man leaves. No audio, lots of environmental noise. </text:p>
            </text:list-item>
            <text:list-item>
              <text:p text:style-name="P1">Small patterns form, like always turning the lights on and off.</text:p>
            </text:list-item>
          </text:list>
        </text:list-item>
        <text:list-item>
          <text:p text:style-name="P1">A House Taken Over.</text:p>
          <text:list>
            <text:list-item>
              <text:p text:style-name="P1">Mainly a poetry video. </text:p>
            </text:list-item>
            <text:list-item>
              <text:p text:style-name="P1">Two Victorian women live in a house alone. Unknown forces gradually take over the house. The visuals show two Victorian people moving around a house in a way only loosely representative of the house. </text:p>
            </text:list-item>
            <text:list-item>
              <text:p text:style-name="P1">Visuals feel mostly like distraction repellent for the actually quite gripping poem.</text:p>
            </text:list-item>
          </text:list>
        </text:list-item>
        <text:list-item>
          <text:p text:style-name="P1">Splitting (1974).</text:p>
          <text:list>
            <text:list-item>
              <text:p text:style-name="P1">Anarcho-architecture</text:p>
            </text:list-item>
            <text:list-item>
              <text:p text:style-name="P1">A small house from new jersey has two parallel lines cut in it. The sun shines through them. A second house is cut away from its foundation.</text:p>
            </text:list-item>
            <text:list-item>
              <text:p text:style-name="P1">Genuine silent film, with title cards and everything. </text:p>
            </text:list-item>
          </text:list>
        </text:list-item>
        <text:list-item>
          <text:p text:style-name="P2">Exhibition trailer.</text:p>
          <text:list>
            <text:list-item>
              <text:p text:style-name="P2">This is like the third time we’ve watched tailors instead of the actual film.</text:p>
              <text:list>
                <text:list-item>
                  <text:p text:style-name="P2">Whose writing this curriculum? Why can’t we get the actual films? Why is the curriculum structured around films we cant watch?</text:p>
                </text:list-item>
              </text:list>
            </text:list-item>
            <text:list-item>
              <text:p text:style-name="P2">Two artists live in a house. There’s some business people are intruding?? Its a trailer with reviews and such interspersed.</text:p>
            </text:list-item>
          </text:list>
        </text:list-item>
        <text:list-item>
          <text:p text:style-name="P4">Reflection. </text:p>
          <text:list>
            <text:list-item>
              <text:p text:style-name="P4">Rest of the class is independent work. My video files got messed up so I’m going home to reshoot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4:33:32.645643903</meta:creation-date>
    <dc:date>2023-02-07T14:54:08.489449228</dc:date>
    <meta:editing-duration>PT10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24" meta:character-count="1259" meta:non-whitespace-character-count="1068"/>
  </office:meta>
</office:document-meta>
</file>